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2c5" officeooo:paragraph-rsid="000d92c5"/>
    </style:style>
    <style:style style:name="P2" style:family="paragraph" style:parent-style-name="Standard">
      <style:paragraph-properties fo:text-align="start" style:justify-single-word="false"/>
      <style:text-properties officeooo:rsid="000d92c5" officeooo:paragraph-rsid="000d9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view des différents postes</text:p>
      <text:p text:style-name="P1"/>
      <text:p text:style-name="P2">Gérante :</text:p>
      <text:p text:style-name="P2"/>
      <text:p text:style-name="P2"><text:tab/>Souhaite pouvoir avoir des statistiques de vente en nombre % par catégorie par article, montant total, % par catégorie, par articles, montant moyen d’un panier, et toutes ces données récupérable par semaine mois ou année.</text:p>
      <text:p text:style-name="P2"/>
      <text:p text:style-name="P2">Commercial :</text:p>
      <text:p text:style-name="P2"/>
      <text:p text:style-name="P2"><text:tab/>possibilité d’envoyer une news letter aux inscrits (qui ont signalé qu’il consentisse à la recevoir, par défaut un client n’en recevra pas).</text:p>
      <text:p text:style-name="P2"><text:tab/>Accès à une liste des recherches infructueuses des visiteurs et clients (étude faisabilité).</text:p>
      <text:p text:style-name="P2"/>
      <text:p text:style-name="P2">Magasinier :</text:p>
      <text:p text:style-name="P2"/>
      <text:p text:style-name="P2"><text:tab/>Visualisation des articles en sto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7:20:38.231000000</meta:creation-date>
    <dc:date>2024-01-24T17:28:55.950000000</dc:date>
    <meta:editing-duration>PT8M18S</meta:editing-duration>
    <meta:editing-cycles>1</meta:editing-cycles>
    <meta:document-statistic meta:table-count="0" meta:image-count="0" meta:object-count="0" meta:page-count="1" meta:paragraph-count="8" meta:word-count="85" meta:character-count="556" meta:non-whitespace-character-count="475"/>
    <meta:generator>LibreOffice/7.6.1.2$Windows_X86_64 LibreOffice_project/f5defcebd022c5bc36bbb79be232cb6926d8f674</meta:generator>
  </office:meta>
</office:document-meta>
</file>